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text-properties style:font-name="Arial" fo:font-size="14pt" style:font-name-asian="Arial" style:font-name-complex="Arial"/>
    </style:style>
    <style:style style:name="P2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2925704" text:id="ct16292570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0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7</text:p>
            <text:p text:style-name="P14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4">10:8</text:p>
            <text:p text:style-name="P14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4">10:9</text:p>
            <text:p text:style-name="P14">ט <text:s/>הוֹלֵךְ בַּתֹּם, יֵלֶךְ בֶּטַח; <text:s text:c="3"/>וּמְעַקֵּשׁ</text:p>
            <text:p text:style-name="P14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4">10:10</text:p>
            <text:p text:style-name="P14">י <text:s/>קֹרֵץ עַיִן, יִתֵּן</text:p>
            <text:p text:style-name="P14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4">10:11</text:p>
            <text:p text:style-name="P14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4">10:12</text:p>
            <text:p text:style-name="P14"><text:soft-page-break/>יב <text:s/>שִׂנְאָה, תְּעֹרֵר מְדָנִים; <text:s text:c="3"/>וְעַל כָּל-פְּשָׁעִים, </text:p>
            <text:p text:style-name="P14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0">/] XXX 20200608_120143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3</text:p>
            <text:p text:style-name="P14">יג <text:s/>בְּשִׂפְתֵי נָבוֹן, </text:p>
            <text:p text:style-name="P14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4">10:14</text:p>
            <text:p text:style-name="P14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4">10:15</text:p>
            <text:p text:style-name="P14">טו <text:s/>הוֹן עָשִׁיר, </text:p>
            <text:p text:style-name="P14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0">/] XXX 20200609_16173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6</text:p>
            <text:p text:style-name="P14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4">10:17</text:p>
            <text:p text:style-name="P14">יז <text:s/>אֹרַח לְחַיִּים, שׁוֹמֵר מוּסָר; <text:s text:c="3"/>וְעֹזֵב </text:p>
            <text:p text:style-name="P14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4">10:18</text:p>
            <text:p text:style-name="P14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4">10:19</text:p>
            <text:p text:style-name="P14">יט <text:s/>בְּרֹב דְּבָרִים, לֹא יֶחְדַּל-פָּשַׁע; <text:s/></text:p>
            <text:p text:style-name="P14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0">/] XXX 20200610_1122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20200613_1521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0</text:p>
            <text:p text:style-name="P14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4">10:21</text:p>
            <text:p text:style-name="P14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4">10:22</text:p>
            <text:p text:style-name="P14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4">10:23</text:p>
            <text:p text:style-name="P14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4">10:24</text:p>
            <text:p text:style-name="P14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0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4_10242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5</text:p>
            <text:p text:style-name="P14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4">10:26</text:p>
            <text:p text:style-name="P14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4">10:27</text:p>
            <text:p text:style-name="P14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4">10:28</text:p>
            <text:p text:style-name="P14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5_111054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9</text:p>
            <text:p text:style-name="P14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4">10:30</text:p>
            <text:p text:style-name="P14">ל <text:s/>צַדִּיק, לְעוֹלָם </text:p>
            <text:p text:style-name="P14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4">10:31</text:p>
            <text:p text:style-name="P14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4">10:32</text:p>
            <text:p text:style-name="P14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20200616_09084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1:1</text:p>
            <text:p text:style-name="P14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2"><text:span text:style-name="T8"/></text:p>
            <text:p text:style-name="P12"><text:span text:style-name="T8">jehovah / and standard-weight / equitable</text:span></text:p>
            <text:p text:style-name="P12"><text:span text:style-name="T8">approval[승인+his</text:span></text:p>
          </table:table-cell>
        </table:table-row>
        <table:table-row>
          <table:table-cell table:style-name="表29.A2" office:value-type="string">
            <text:p text:style-name="P14">11:2</text:p>
            <text:p text:style-name="P14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4">11:3</text:p>
            <text:p text:style-name="P14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4">11:4</text:p>
            <text:p text:style-name="P14">ד <text:s/>לֹא-יוֹעִיל הוֹן, </text:p>
            <text:p text:style-name="P14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4">11:5</text:p>
            <text:p text:style-name="P14">ה <text:s/>צִדְקַת תָּמִים, </text:p>
            <text:p text:style-name="P14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0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5">@@@</text:p>
          </table:table-cell>
        </table:table-row>
        <table:table-row>
          <table:table-cell table:style-name="表29.A2" office:value-type="string">
            <text:p text:style-name="P14">11:6</text:p>
            <text:p text:style-name="P14">צִדְקַת יְשָׁרִים, תַּצִּילֵם; <text:s text:c="3"/>וּבְהַוַּת, בֹּגְדִים יִלָּכֵדוּ.<text:tab/>6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7</text:p>
            <text:p text:style-name="P14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1:<text:span text:style-name="T8">8</text:span></text:p>
            <text:p text:style-name="P14"><text:span text:style-name="T8">ח <text:s/>צַדִּיק, מִצָּרָה נֶחֱלָץ; <text:s text:c="3"/>וַיָּבֹא רָשָׁע תַּחְתָּיו.<text:tab/>8</text:span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9</text:p>
            <text:p text:style-name="P14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1:10</text:p>
            <text:p text:style-name="P14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ext:soft-page-break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162925704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ext:soft-page-break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3">/------------------------------------------------------------ /TEMPLATE</text:p>
      <text:p text:style-name="P17"/>
      <text:p text:style-name="P6">--------------------------------------- [STEPS : closing] 20191009_161940</text:p>
      <text:list xml:id="list7252523442974236740" text:style-name="L1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<text:soft-page-break/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dz</text:p>
          </table:table-cell>
          <table:table-cell table:style-name="表236.C2" office:value-type="string">
            <text:p text:style-name="P23">arabic ẓ (ðˁ) (ظ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a_</text:p>
          </table:table-cell>
          <table:table-cell table:style-name="表236.C2" office:value-type="string">
            <text:p text:style-name="P23">“<text:span text:style-name="T7">a</text:span>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</text:p>
          </table:table-cell>
          <table:table-cell table:style-name="表236.C2" office:value-type="string">
            <text:p text:style-name="P23">kha: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* (#)</text:p>
          </table:table-cell>
          <table:table-cell table:style-name="表236.C2" office:value-type="string">
            <text:p text:style-name="P2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4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187521878509072372" text:style-name="L2">
              <text:list-item>
                <text:p text:style-name="P32">right-click &gt; r &gt; i &gt; <text:span text:style-name="T8">↑ &gt; Ret (inset rows)</text:span></text:p>
                <text:list>
                  <text:list-item>
                    <text:p text:style-name="P33">enter “a” x 3 (marker)</text:p>
                  </text:list-item>
                  <text:list-item>
                    <text:p text:style-name="P33">M – w &gt; a (new window)</text:p>
                  </text:list-item>
                </text:list>
              </text:list-item>
              <text:list-item>
                <text:p text:style-name="P33">C – f &gt; “@”x3 &gt; Ret (find “@”x3)</text:p>
                <text:list>
                  <text:list-item>
                    <text:p text:style-name="P33">C – x (cut)</text:p>
                  </text:list-item>
                  <text:list-item>
                    <text:p text:style-name="P33">C – f &gt; “a” x 3 &gt; Ret &gt; C – v (find, paste)</text:p>
                  </text:list-item>
                </text:list>
              </text:list-item>
              <text:list-item>
                <text:p text:style-name="P33">C – f &gt; “]” &gt; Ret (find “template”)</text:p>
                <text:list>
                  <text:list-item>
                    <text:p text:style-name="P33">select ==&gt; cells</text:p>
                  </text:list-item>
                  <text:list-item>
                    <text:p text:style-name="P33">C – c &gt; C – Home &gt; C – f &gt; “@” x 3 (copy, find label)</text:p>
                  </text:list-item>
                  <text:list-item>
                    <text:p text:style-name="P33">C - ← x 2 &gt; ↑ <text:s/>(navigation)</text:p>
                  </text:list-item>
                </text:list>
              </text:list-item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string">
            <text:p text:style-name="P24"/>
          </table:table-cell>
        </table:table-row>
      </table:table>
      <text:p text:style-name="P13"/>
      <text:p text:style-name="P13"><text:soft-page-break/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4333939381173805757" text:style-name="L3">
              <text:list-item>
                <text:p text:style-name="P34">in a cell</text:p>
                <text:list>
                  <text:list-item>
                    <text:p text:style-name="P34">C – End</text:p>
                  </text:list-item>
                  <text:list-item>
                    <text:p text:style-name="P34">Right click &gt; r &gt; i &gt; C – a &gt; 7 &gt; Ret (insert rows)</text:p>
                  </text:list-item>
                </text:list>
              </text:list-item>
              <text:list-item>
                <text:p text:style-name="P34">template ==&gt; C/P</text:p>
              </text:list-item>
              <text:list-item>
                <text:p text:style-name="P34">enter ==&gt; verse number</text:p>
                <text:list>
                  <text:list-item>
                    <text:p text:style-name="P34">copy → trunk string</text:p>
                  </text:list-item>
                  <text:list-item>
                    <text:p text:style-name="P34">↓ &gt; C – v &gt; number &gt; Ret &gt; ↓</text:p>
                  </text:list-item>
                </text:list>
              </text:list-item>
              <text:list-item>
                <text:p text:style-name="P34">text ==&gt; C/P</text:p>
              </text:list-item>
              <text:list-item>
                <text:p text:style-name="P34">select ==&gt; string</text:p>
                <text:list>
                  <text:list-item>
                    <text:p text:style-name="P34">click on the right side of a numbering char</text:p>
                  </text:list-item>
                  <text:list-item>
                    <text:p text:style-name="P34">S – X (X = any char in the first line of the target text)</text:p>
                  </text:list-item>
                  <text:list-item>
                    <text:p text:style-name="P34">S – End (select the whole text area)</text:p>
                  </text:list-item>
                  <text:list-item>
                    <text:p text:style-name="P34">C – x (cut)</text:p>
                  </text:list-item>
                  <text:list-item>
                    <text:p text:style-name="P34">Tab (back)</text:p>
                  </text:list-item>
                  <text:list-item>
                    <text:p text:style-name="P34">C – v</text:p>
                  </text:list-item>
                  <text:list-item>
                    <text:p text:style-name="P34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4"/>
          </table:table-cell>
        </table:table-row>
      </table:table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16T10:03:15.27</dc:date>
    <dc:creator>iwabuchi ken</dc:creator>
    <meta:editing-duration>P6DT6H21M15S</meta:editing-duration>
    <meta:editing-cycles>452</meta:editing-cycles>
    <meta:generator>OpenOffice/4.1.3$Win32 OpenOffice.org_project/413m1$Build-9783</meta:generator>
    <meta:document-statistic meta:table-count="11" meta:image-count="0" meta:object-count="0" meta:page-count="12" meta:paragraph-count="271" meta:word-count="1548" meta:character-count="7067"/>
  </office:meta>
</office:document-meta>
</file>